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4"><text:s text:c="3"/>Hannah got tire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text:p text:style-name="P44"/>
      <text:p text:style-name="P45">. . .</text:p>
      <text:p text:style-name="P44"/>
      <text:p text:style-name="P46">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6"><text:s text:c="3"/>I walked through Malvern Hills park, up Harris, left at Carrier, right at Woodgate, right at Delaware, Left at Sand Hill, right at Olney, left at Vance Crescent, left at Vermont, walked up to the <text:soft-page-break/>Brew Pump, saw Mariah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6"/>
      <text:p text:style-name="P47">XI.VIII</text:p>
      <text:p text:style-name="P47"/>
      <text:p text:style-name="P47">I woke and sorted through a lot of texts. Hannah liked that I had said I love you. Melissa send the friend text a Facebook link to an Instagram reel, the outside bones clip. I don’t know if she knows we already quote that all the time. There were wordy texts from people saying they couldn’t be at the upcoming Saturday night Ether Jam. Also my dad got Wordle in four, so I played (READY in four.)</text:p>
      <text:p text:style-name="P47"><text:s text:c="3"/>I got up to make coffee but I couldn’t tell whether Tony was in his room or the basement, so I ate some grapes and put some Sofia in the Nespresso, made a cup, noticed that there were two full bags of recycling out on the back porch, went to my room, rank my coffee and wrote, going to the mailbox when the mailman came by in hopes of receiving my Musicares check, 10: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8T10:26:31.481566590</dc:date>
    <meta:editing-duration>P66DT12H42M50S</meta:editing-duration>
    <meta:editing-cycles>699</meta:editing-cycles>
    <meta:generator>LibreOffice/24.2.5.2$MacOSX_X86_64 LibreOffice_project/bffef4ea93e59bebbeaf7f431bb02b1a39ee8a59</meta:generator>
    <meta:print-date>2024-11-07T14:40:30.409507167</meta:print-date>
    <meta:document-statistic meta:table-count="0" meta:image-count="0" meta:object-count="0" meta:page-count="46" meta:paragraph-count="145" meta:word-count="6706" meta:character-count="35513" meta:non-whitespace-character-count="28820"/>
  </office:meta>
</office:document-meta>
</file>